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hlomo" svg:font-family="Shlomo" style:font-family-generic="system" style:font-pitch="variable" svg:panose-1="2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Shlomo" style:font-name-complex="Shlomo"/>
    </style:style>
    <style:style style:name="P2" style:parent-style-name="ListParagraph" style:list-style-name="LFO1" style:family="paragraph">
      <style:text-properties style:font-name="Shlomo" style:font-name-complex="Shlomo"/>
    </style:style>
    <style:style style:name="P3" style:parent-style-name="ListParagraph" style:list-style-name="LFO1" style:family="paragraph">
      <style:text-properties style:font-name="Shlomo" style:font-name-complex="Shlomo"/>
    </style:style>
    <style:style style:name="P4" style:parent-style-name="ListParagraph" style:list-style-name="LFO1" style:family="paragraph">
      <style:text-properties style:font-name="Shlomo" style:font-name-complex="Shlomo"/>
    </style:style>
    <style:style style:name="P5" style:parent-style-name="ListParagraph" style:list-style-name="LFO1" style:family="paragraph">
      <style:text-properties style:font-name="Shlomo" style:font-name-complex="Shlomo"/>
    </style:style>
    <style:style style:name="P6" style:parent-style-name="ListParagraph" style:list-style-name="LFO1" style:family="paragraph">
      <style:text-properties style:font-name="Shlomo" style:font-name-complex="Shlomo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style:font-name="Shlomo" style:font-name-complex="Shlomo" style:language-complex="he" style:country-complex="IL"/>
    </style:style>
    <style:style style:name="P9" style:parent-style-name="Normal" style:family="paragraph">
      <style:text-properties style:font-name="Shlomo" style:font-name-complex="Shlomo"/>
    </style:style>
    <style:style style:name="P10" style:parent-style-name="ListParagraph" style:list-style-name="LFO1" style:family="paragraph">
      <style:text-properties style:font-name="Shlomo" style:font-name-complex="Shlomo"/>
    </style:style>
    <style:style style:name="P11" style:parent-style-name="ListParagraph" style:list-style-name="LFO1" style:family="paragraph">
      <style:text-properties style:font-name="Shlomo" style:font-name-complex="Shlomo"/>
    </style:style>
    <style:style style:name="P12" style:parent-style-name="ListParagraph" style:list-style-name="LFO1" style:family="paragraph">
      <style:text-properties style:font-name="Shlomo" style:font-name-complex="Shlomo"/>
    </style:style>
    <style:style style:name="P13" style:parent-style-name="ListParagraph" style:list-style-name="LFO1" style:family="paragraph">
      <style:text-properties style:font-name="Shlomo" style:font-name-complex="Shlomo"/>
    </style:style>
    <style:style style:name="P14" style:parent-style-name="ListParagraph" style:list-style-name="LFO1" style:family="paragraph">
      <style:text-properties style:font-name="Shlomo" style:font-name-complex="Shlomo"/>
    </style:style>
    <style:style style:name="P15" style:parent-style-name="Normal" style:family="paragraph">
      <style:text-properties style:font-name="Shlomo" style:font-name-complex="Shlomo"/>
    </style:style>
    <style:style style:name="P16" style:parent-style-name="ListParagraph" style:list-style-name="LFO2" style:family="paragraph">
      <style:text-properties style:font-name="Shlomo" style:font-name-complex="Shlomo"/>
    </style:style>
    <style:style style:name="P17" style:parent-style-name="ListParagraph" style:list-style-name="LFO2" style:family="paragraph">
      <style:text-properties style:font-name="Shlomo" style:font-name-complex="Shlomo"/>
    </style:style>
    <style:style style:name="P18" style:parent-style-name="ListParagraph" style:list-style-name="LFO2" style:family="paragraph">
      <style:text-properties style:font-name="Shlomo" style:font-name-complex="Shlomo"/>
    </style:style>
    <style:style style:name="P19" style:parent-style-name="Normal" style:family="paragraph">
      <style:text-properties style:font-name="Shlomo" style:font-name-complex="Shlomo"/>
    </style:style>
    <style:style style:name="P20" style:parent-style-name="ListParagraph" style:list-style-name="LFO3" style:family="paragraph"/>
    <style:style style:name="T21" style:parent-style-name="DefaultParagraphFont" style:family="text">
      <style:text-properties style:font-name="Shlomo" style:font-name-complex="Shlomo"/>
    </style:style>
    <style:style style:name="T22" style:parent-style-name="DefaultParagraphFont" style:family="text">
      <style:text-properties style:font-name="Shlomo" style:font-name-complex="Shlomo"/>
    </style:style>
    <style:style style:name="T23" style:parent-style-name="DefaultParagraphFont" style:family="text">
      <style:text-properties style:font-name="Shlomo" style:font-name-complex="Shlomo"/>
    </style:style>
    <style:style style:name="T24" style:parent-style-name="DefaultParagraphFont" style:family="text">
      <style:text-properties style:font-name="Shlomo" style:font-name-complex="Shlomo" style:language-complex="he" style:country-complex="IL"/>
    </style:style>
    <style:style style:name="P25" style:parent-style-name="ListParagraph" style:list-style-name="LFO3" style:family="paragraph">
      <style:text-properties style:font-name="Shlomo" style:font-name-complex="Shlomo"/>
    </style:style>
    <style:style style:name="P26" style:parent-style-name="ListParagraph" style:list-style-name="LFO3" style:family="paragraph">
      <style:text-properties style:font-name="Shlomo" style:font-name-complex="Shlomo"/>
    </style:style>
    <style:style style:name="P27" style:parent-style-name="ListParagraph" style:list-style-name="LFO3" style:family="paragraph">
      <style:text-properties style:font-name="Shlomo" style:font-name-complex="Shlomo"/>
    </style:style>
    <style:style style:name="P28" style:parent-style-name="ListParagraph" style:list-style-name="LFO3" style:family="paragraph">
      <style:text-properties style:font-name="Shlomo" style:font-name-complex="Shlomo"/>
    </style:style>
    <style:style style:name="P29" style:parent-style-name="ListParagraph" style:list-style-name="LFO3" style:family="paragraph">
      <style:text-properties style:font-name="Shlomo" style:font-name-complex="Shlomo"/>
    </style:style>
    <style:style style:name="P30" style:parent-style-name="ListParagraph" style:list-style-name="LFO3" style:family="paragraph">
      <style:text-properties style:font-name="Shlomo" style:font-name-complex="Shlomo"/>
    </style:style>
    <style:style style:name="P31" style:parent-style-name="ListParagraph" style:list-style-name="LFO3" style:family="paragraph">
      <style:text-properties style:font-name="Shlomo" style:font-name-complex="Shlomo"/>
    </style:style>
    <style:style style:name="P32" style:parent-style-name="ListParagraph" style:list-style-name="LFO3" style:family="paragraph">
      <style:text-properties style:font-name="Shlomo" style:font-name-complex="Shlomo"/>
    </style:style>
    <style:style style:name="P33" style:parent-style-name="ListParagraph" style:list-style-name="LFO3" style:family="paragraph">
      <style:text-properties style:font-name="Shlomo" style:font-name-complex="Shlomo"/>
    </style:style>
    <style:style style:name="P34" style:parent-style-name="ListParagraph" style:list-style-name="LFO3" style:family="paragraph">
      <style:text-properties style:font-name="Shlomo" style:font-name-complex="Shlomo"/>
    </style:style>
    <style:style style:name="P35" style:parent-style-name="ListParagraph" style:list-style-name="LFO3" style:family="paragraph"/>
    <style:style style:name="T36" style:parent-style-name="DefaultParagraphFont" style:family="text">
      <style:text-properties style:font-name="Shlomo" style:font-name-complex="Shlomo"/>
    </style:style>
  </office:automatic-styles>
  <office:body>
    <office:text text:use-soft-page-breaks="true">
      <text:p text:style-name="P1">Text:</text:p>
      <text:list text:style-name="LFO1" text:continue-numbering="true">
        <text:list-item>
          <text:p text:style-name="P2">Add Yah Eli piyyut</text:p>
        </text:list-item>
        <text:list-item>
          <text:p text:style-name="P3">Add Bei Ana</text:p>
        </text:list-item>
        <text:list-item>
          <text:p text:style-name="P4">Girsa of beracha of mekadeish hashabbat--add ungrammatical version in footnote</text:p>
        </text:list-item>
        <text:list-item>
          <text:p text:style-name="P5">Add feminine version for hatarat nedarim</text:p>
        </text:list-item>
        <text:list-item>
          <text:p text:style-name="P6">Shva-marking in kaddish</text:p>
        </text:list-item>
        <text:list-item>
          <text:p text:style-name="P7"><text:span text:style-name="T8">Check avinu malkeinu</text:span></text:p>
        </text:list-item>
      </text:list>
      <text:p text:style-name="P9">Formatting:</text:p>
      <text:list text:style-name="LFO1" text:continue-numbering="true">
        <text:list-item>
          <text:p text:style-name="P10">Shabbat amidah-intro has stuff falling into the margin</text:p>
        </text:list-item>
        <text:list-item>
          <text:p text:style-name="P11">Mimaamakim still messed up</text:p>
        </text:list-item>
        <text:list-item>
          <text:p text:style-name="P12">Space before mashiv haruach</text:p>
        </text:list-item>
        <text:list-item>
          <text:p text:style-name="P13">Shabbat mincha kedusha is screwed up</text:p>
        </text:list-item>
        <text:list-item>
          <text:p text:style-name="P14">Bentshing (bamarom) has messed up formatting</text:p>
        </text:list-item>
      </text:list>
      <text:p text:style-name="P15">Bilingual instructions</text:p>
      <text:list text:style-name="LFO2" text:continue-numbering="true">
        <text:list-item>
          <text:p text:style-name="P16">Rashi script for instructions</text:p>
        </text:list-item>
        <text:list-item>
          <text:p text:style-name="P17">Stretchy letters</text:p>
        </text:list-item>
        <text:list-item>
          <text:p text:style-name="P18">Bold for shva na'</text:p>
        </text:list-item>
      </text:list>
      <text:p text:style-name="P19">Other:</text:p>
      <text:list text:style-name="LFO3" text:continue-numbering="true">
        <text:list-item>
          <text:p text:style-name="P20"><text:span text:style-name="T21">Come up with a name--for no</text:span><text:span text:style-name="T22">w</text:span><text:span text:style-name="T23">,<text:s/></text:span><text:span text:style-name="T24">קטורת תמיד</text:span></text:p>
        </text:list-item>
        <text:list-item>
          <text:p text:style-name="P25">Reorganize so Yom-Tov doesn't have so much skipping around--in progress</text:p>
        </text:list-item>
        <text:list-item>
          <text:p text:style-name="P26">Add bibliography</text:p>
          <text:list text:continue-numbering="true">
            <text:list-item>
              <text:p text:style-name="P27">Olas Tamid</text:p>
            </text:list-item>
            <text:list-item>
              <text:p text:style-name="P28">Wikisource (Siddur and Tanakh)</text:p>
            </text:list-item>
            <text:list-item>
              <text:p text:style-name="P29">Birnbaum</text:p>
            </text:list-item>
            <text:list-item>
              <text:p text:style-name="P30">Sim Shalom</text:p>
            </text:list-item>
            <text:list-item>
              <text:p text:style-name="P31">Lev Shalem</text:p>
            </text:list-item>
            <text:list-item>
              <text:p text:style-name="P32">Artscroll</text:p>
            </text:list-item>
            <text:list-item>
              <text:p text:style-name="P33">Koren</text:p>
            </text:list-item>
            <text:list-item>
              <text:p text:style-name="P34">Avodat Yisrael</text:p>
            </text:list-item>
            <text:list-item>
              <text:p text:style-name="P35"><text:span text:style-name="T36">Tefilat Yesharim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hlomo" svg:font-family="Shlomo" style:font-family-generic="system" style:font-pitch="variable" svg:panose-1="2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4-24T14:27:00Z</dc:date>
    <meta:template xlink:href="Normal.dotm" xlink:type="simple"/>
    <meta:editing-cycles>8</meta:editing-cycles>
    <meta:editing-duration>PT1560S</meta:editing-duration>
    <meta:document-statistic meta:page-count="1" meta:paragraph-count="1" meta:word-count="112" meta:character-count="751" meta:row-count="5" meta:non-whitespace-character-count="640"/>
  </office:meta>
</office:document-meta>
</file>